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8" table:default-cell-style-name="Default"/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0:44:52.96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01:51.683000000</meta:creation-date>
    <dc:date>2018-08-07T10:50:42.078000000</dc:date>
    <meta:editing-duration>PT9M47S</meta:editing-duration>
    <meta:editing-cycles>3</meta:editing-cycles>
    <meta:generator>LibreOffice/6.0.2.1$Windows_X86_64 LibreOffice_project/f7f06a8f319e4b62f9bc5095aa112a65d2f3ac89</meta:generator>
    <meta:document-statistic meta:table-count="1" meta:cell-count="20874" meta:object-count="0"/>
  </office:meta>
</office:document-meta>
</file>